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'PingFang SC', 'Hiragino Sans GB', 'Microsoft YaHei', 'WenQuanYi Micro He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PingFang Regular" svg:font-family="'PingFang Regular'"/>
    <style:font-face style:name="sans-serif" svg:font-family="sans-serif"/>
    <style:font-face style:name="思源宋体 CN" svg:font-family="'思源宋体 C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letter-spacing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fo:letter-spacing="normal" officeooo:paragraph-rsid="00344f0d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text-line-through-style="none" style:text-line-through-type="none" fo:letter-spacing="normal" style:text-underline-style="none" officeooo:paragraph-rsid="00344f0d" style:text-blinking="false" style:font-name-asian="sans-serif" style:font-size-asian="11.25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fo:letter-spacing="normal" style:font-name-asian="Helvetica Neue" style:font-size-asian="10.5pt" style:font-style-asian="normal" style:font-weight-asian="normal"/>
    </style:style>
    <style:style style:name="T1" style:family="text">
      <style:text-properties style:font-name="sans-serif" fo:font-size="11.25pt" fo:font-style="normal" fo:font-weight="normal"/>
    </style:style>
    <style:style style:name="T2" style:family="text">
      <style:text-properties style:font-name-asian="sans-serif" style:font-size-asian="11.25pt" style:font-style-asian="normal" style:font-weight-asian="normal"/>
    </style:style>
    <style:style style:name="T3" style:family="text">
      <style:text-properties officeooo:rsid="000574e5" style:font-name-asian="sans-serif" style:font-size-asian="11.25pt" style:font-style-asian="normal" style:font-weight-asian="normal"/>
    </style:style>
    <style:style style:name="T4" style:family="text">
      <style:text-properties style:font-name="PingFang Regular" fo:font-size="11.25pt" fo:font-style="normal" fo:font-weight="normal" style:font-name-asian="sans-serif" style:font-size-asian="11.25pt" style:font-style-asian="normal" style:font-weight-asian="normal"/>
    </style:style>
    <style:style style:name="T5" style:family="text">
      <style:text-properties style:text-line-through-style="none" style:text-line-through-type="none" style:text-underline-style="none" style:text-blinking="false" style:font-name-asian="sans-serif" style:font-size-asian="11.25pt"/>
    </style:style>
    <style:style style:name="T6" style:family="text">
      <style:text-properties style:text-line-through-style="none" style:text-line-through-type="none" style:text-underline-style="none" style:text-blinking="false" style:font-name-asian="sans-serif" style:font-size-asian="11.25pt" style:font-style-asian="normal" style:font-weight-asian="normal"/>
    </style:style>
    <style:style style:name="T7" style:family="text">
      <style:text-properties style:text-line-through-style="none" style:text-line-through-type="none" style:text-underline-style="none" officeooo:rsid="00167adc" style:text-blinking="false" style:font-name-asian="sans-serif" style:font-size-asian="11.25pt" style:font-style-asian="normal" style:font-weight-asian="normal"/>
    </style:style>
    <style:style style:name="T8" style:family="text">
      <style:text-properties style:text-line-through-style="none" style:text-line-through-type="none" style:text-underline-style="none" officeooo:rsid="002970ee" style:text-blinking="false" style:font-name-asian="sans-serif" style:font-size-asian="11.25pt"/>
    </style:style>
    <style:style style:name="T9" style:family="text">
      <style:text-properties style:text-line-through-style="none" style:text-line-through-type="none" style:font-name="sans-serif" fo:font-size="11.25pt" fo:font-style="normal" style:text-underline-style="none" fo:font-weight="normal" style:text-blinking="false"/>
    </style:style>
    <style:style style:name="T10" style:family="text">
      <style:text-properties fo:color="#333333" loext:opacity="100%" style:text-line-through-style="none" style:text-line-through-type="none" style:text-underline-style="none" style:text-blinking="false" style:font-name-asian="sans-serif" style:font-size-asian="11.25pt" style:font-style-asian="normal" style:font-weight-asian="normal"/>
    </style:style>
    <style:style style:name="T11" style:family="text">
      <style:text-properties fo:color="#333333" loext:opacity="100%" style:text-line-through-style="none" style:text-line-through-type="none" style:text-underline-style="none" style:text-blinking="false" style:font-name-asian="Helvetica Neue" style:font-size-asian="10.5pt" style:font-style-asian="normal" style:font-weight-asian="normal"/>
    </style:style>
    <style:style style:name="T12" style:family="text">
      <style:text-properties fo:color="#333333" loext:opacity="100%" style:text-line-through-style="none" style:text-line-through-type="none" style:font-name="Helvetica Neue" fo:font-size="10.5pt" fo:font-style="normal" style:text-underline-style="none" fo:font-weight="normal" style:text-blinking="false" style:font-name-asian="sans-serif" style:font-size-asian="11.25pt" style:font-style-asian="normal" style:font-weight-asian="normal"/>
    </style:style>
    <style:style style:name="T13" style:family="text">
      <style:text-properties style:font-name="Helvetica Neue" fo:font-size="10.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内容</text:span></text:p>
      <text:p text:style-name="P1"><text:span text:style-name="T2">《简爱》这本书，就像一杯纯净水，滋润了、清洁了我的心灵。它讲述了简爱一生的情感经历，作者是夏洛蒂勃朗特，这是一本伟大的历史著作，它成功地塑造了英国文学史中第一个对爱情、生活、社会以及宗教都采取了独立自主的积极进取态度和敢于斗争、敢于争取自由平等地位的女性形象。</text:span></text:p>
      <text:p text:style-name="P1"><text:span text:style-name="T2">简</text:span><text:span text:style-name="T1">·</text:span><text:span text:style-name="T2">爱是个孤女，从小被寄养在盖茨海德庄园舅妈里德太太家，笼罩在被舅母虐待的阴影下，她被表兄弟欺负，被关入红房子里。十岁那年被送进了罗伍德寄宿学校，她经历保守的教育方式了种种折磨，她的好友海伦死于肺病。瘟疫却改善了学校环境，她在那里做了</text:span><text:span text:style-name="T3">6年的学生，2年的老师</text:span><text:span text:style-name="T2">，成为一名优秀的教师，在孤儿院当了两年教师，但她受不了那里的孤寂，于是去了桑费尔德庄园受聘为教师。庄园中只有一个不到</text:span><text:span text:style-name="T4">10</text:span><text:span text:style-name="T2">岁的女孩阿黛拉瓦朗，罗切斯特先生是她的</text:span><text:span text:style-name="T3">监护人</text:span><text:span text:style-name="T2">，她是简爱的唯一的学生。简爱来到了桑费尔德庄园，那里的一切很庄严和气派。</text:span></text:p>
      <text:p text:style-name="P1"><text:span text:style-name="T6">阿黛尔很不容易教，不专心，处处找借口去寻找罗伯斯特先生。罗伯斯特先生与简爱面对面交流，了解简爱的过去，临终前里德太太终于良心发现把真相告诉简</text:span><text:span text:style-name="T9">·</text:span><text:span text:style-name="T6">爱。罗彻斯特向她求婚，简</text:span><text:span text:style-name="T9">·</text:span><text:span text:style-name="T6">爱答应了，并高兴地准备婚礼，但是在婚礼上却发现罗彻斯特已经有合法妻子。圣约翰帮她找到了乡村教师工作。她还拒绝了圣约翰的求婚。</text:span></text:p>
      <text:p text:style-name="P1"><text:span text:style-name="T6">最后，在疯女人放火跳楼后，简爱和烧伤、失明罗彻斯特结婚了，两年后罗彻斯特也恢复了视力，并且生下了一个儿子。</text:span></text:p>
      <text:p text:style-name="P1"><text:span text:style-name="T6"/></text:p>
      <text:p text:style-name="P1"><text:span text:style-name="T6">背景和主旨：</text:span></text:p>
      <text:p text:style-name="P2"><text:span text:style-name="T6">在本小说中，我读到了一个年轻、贫穷的女孩。从小受到压迫和折磨，却不忘追求独立自主。</text:span><text:span text:style-name="T7">在</text:span><text:span text:style-name="T6">维多利亚时代，始终保持包括经济方面在内的独立，在她嫁给罗切斯特先生后，还将继续做阿黛尔的家庭教师，自食其力。从小到大，无论她困境如何，她都没有屈服于男性。 她拒绝了圣约翰结婚，而选择了追求真爱，哪怕罗彻斯特身残。</text:span><text:span text:style-name="T10">歌颂了摆脱一切旧习俗和偏见。扎根于相互理解、相互尊重的基础之上的深挚爱情，具有强烈的震撼心灵的艺术力量。其最为成功之处在于塑造了一个敢于反抗，敢于</text:span></text:p>
      <text:p text:style-name="P3">作者创作《简<text:span text:style-name="T13">·</text:span>爱》时的英国已是世界上的头号工业大国，但英国妇女的地位并没有改变，依然处于从属、依附的地位，女子的生存目标就是要嫁入豪门，即便不能生在富贵人家，也要努力通过婚姻获得财富和地位，女性职业的唯一选择是当个好妻子、好母亲。以作家为职业的女性会被认为是违背了正当女性气质，会受到男性的激烈攻击，从夏洛蒂姐妹的作品当初都假托男性化的笔名一事，可以想见当时的女性作家面临着怎样的困境。而《简<text:span text:style-name="T13">·</text:span>爱》就是在这一被动的背景下写成的。争取自由和平等地位的妇女形象。</text:p>
      <text:p text:style-name="P1"><text:span text:style-name="T10"/></text:p>
      <text:p text:style-name="P1"><text:span text:style-name="T10">写法：</text:span></text:p>
      <text:p text:style-name="P4"><text:soft-page-break/><text:span text:style-name="T5">大量运用心理描写也是这本小说的一大特色。全书构思精巧，情节波澜起伏，给读者制造出一种阴森恐怖的气氛。作者还以行情的笔法描写了主人公之间的真挚爱情和自然风景，感情色彩丰富而强烈。在风景描绘上，作者以画家的审美角度去鉴赏，以画家的情趣去把握光和影的和谐。色彩斑斓的景物细致生动，用词精确。</text:span></text:p>
      <text:p text:style-name="P4"><text:span text:style-name="T5">作者营造了恐怖的气氛，构筑寓言式的环境。令人毛骨悚然的“红房子”，则几乎成了地狱的化身。在寄宿学校，“死亡成了这里的常客”，“围墙之内笼罩着阴郁和恐怖”，散发着“死亡的恶臭”，对简爱来说，无疑是刚跳出火坑，却又被投进了一个更为可怕的地狱。在桑菲尔德，疯女人像鬼魂一样，制造了恐怖的情节 。而作者，通过这些恐怖的氛围，生动形象的写出了简</text:span><text:span text:style-name="T8">爱的</text:span><text:span text:style-name="T5">处境的悲惨。从而衬托出了简爱追求独立、自主而且乐观的形象。</text:span></text:p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'PingFang SC', 'Hiragino Sans GB', 'Microsoft YaHei', 'WenQuanYi Micro Hei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PingFang Regular" svg:font-family="'PingFang Regular'"/>
    <style:font-face style:name="sans-serif" svg:font-family="sans-serif"/>
    <style:font-face style:name="思源宋体 CN" svg:font-family="'思源宋体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宋体 CN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宋体 CN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8T14:50:17.516228332</meta:creation-date>
    <dc:date>2022-02-08T16:46:09.169241726</dc:date>
    <meta:editing-duration>PT1H25M</meta:editing-duration>
    <meta:editing-cycles>41</meta:editing-cycles>
    <meta:generator>LibreOffice/7.3.0.3$Linux_X86_64 LibreOffice_project/30$Build-3</meta:generator>
    <meta:document-statistic meta:table-count="0" meta:image-count="0" meta:object-count="0" meta:page-count="2" meta:paragraph-count="11" meta:word-count="1373" meta:character-count="1376" meta:non-whitespace-character-count="1374"/>
  </office:meta>
</office:document-meta>
</file>